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3.99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748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3.496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>
            <text:p>BBA PowerSystem DataBase Structure</text:p>
          </table:table-cell>
          <table:table-cell table:style-name="ce1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 office:value-type="string">
            <text:p>General Notes: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All table fields have a table prefix - as in () after table name - and _ as a field name prefix – e.g. cl_id, cl_name.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Fields starting "&lt;tablePrefix&gt;_doc_ " are a pointer to a document in a filing system.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Fields starting "&lt;tablePrefix&gt;_txt_ " are text of a document (defined as mediemtext = up to 16MB)</text:p>
          </table:table-cell>
          <table:table-cell table:number-columns-repeated="10"/>
          <table:table-cell table:style-name="ce1" office:value-type="string">
            <text:p>Users (us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Fields starting "&lt;tablePrefix&gt;_period are &lt;a number of months&gt;. e.g. <text:s/>1, 3, 6, 12. <text:s text:c="2"/>0 = not known / not set.</text:p>
          </table:table-cell>
          <table:table-cell table:number-columns-repeated="11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R = required; NR = no trequired; <text:s/>R0 – required but can be zero.</text:p>
          </table:table-cell>
          <table:table-cell table:number-columns-repeated="6"/>
          <table:table-cell table:style-name="ce1"/>
          <table:table-cell table:number-columns-repeated="4"/>
          <table:table-cell office:value-type="string">
            <text:p>user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  <table:table-cell office:value-type="string">
            <text:p>passwor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real_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eld Notes:</text:p>
          </table:table-cell>
          <table:table-cell table:number-columns-repeated="12"/>
          <table:table-cell office:value-type="string">
            <text:p>rol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#1</text:p>
          </table:table-cell>
          <table:table-cell office:value-type="string">
            <text:p>tender_id</text:p>
          </table:table-cell>
          <table:table-cell office:value-type="string">
            <text:p>Used to show the tender that is selected for contract</text:p>
          </table:table-cell>
          <table:table-cell table:number-columns-repeated="10"/>
          <table:table-cell office:value-type="string">
            <text:p>clientName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#2</text:p>
          </table:table-cell>
          <table:table-cell office:value-type="string">
            <text:p>suppliercontact_id</text:p>
          </table:table-cell>
          <table:table-cell office:value-type="string">
            <text:p>Used once a supplier has been chosen. i.e. #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13"/>
          <table:table-cell table:style-name="ce1" office:value-type="string">
            <text:p>Log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Logging:</text:p>
          </table:table-cell>
          <table:table-cell table:number-columns-repeated="1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ll records that are modified are copied to the Log Table (array to string?)</text:p>
          </table:table-cell>
          <table:table-cell table:number-columns-repeated="11"/>
          <table:table-cell office:value-type="string">
            <text:p>table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leted records are modified first (to set date and by) and</text:p>
          </table:table-cell>
          <table:table-cell table:number-columns-repeated="11"/>
          <table:table-cell office:value-type="string">
            <text:p>table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 text:c="14"/>then deleted – deleted marker and row put in log.</text:p>
          </table:table-cell>
          <table:table-cell table:number-columns-repeated="11"/>
          <table:table-cell office:value-type="string">
            <text:p>rowValu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deleted (true/false)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Roles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 office:value-type="string">
            <text:p>Reading in general / Limited to given "Client"</text:p>
          </table:table-cell>
          <table:table-cell table:number-columns-repeated="9"/>
          <table:table-cell table:style-name="ce1" office:value-type="string">
            <text:p>tabl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eterReading</text:p>
          </table:table-cell>
          <table:table-cell office:value-type="string">
            <text:p>Insert meter readings only (needs update on readings done in last 7 days)</text:p>
          </table:table-cell>
          <table:table-cell/>
          <table:table-cell table:style-name="ce1"/>
          <table:table-cell table:number-columns-repeated="8"/>
          <table:table-cell office:value-type="string">
            <text:p>table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ser</text:p>
          </table:table-cell>
          <table:table-cell office:value-type="string">
            <text:p>General read and update and creat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office:value-type="string">
            <text:p>table_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min</text:p>
          </table:table-cell>
          <table:table-cell office:value-type="string">
            <text:p>As User plus Delete plus admin stuff.</text:p>
          </table:table-cell>
          <table:table-cell table:number-columns-repeated="10"/>
          <table:table-cell office:value-type="string">
            <text:p>table_key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gent</text:p>
          </table:table-cell>
          <table:table-cell office:value-type="string">
            <text:p>Someone who sells for BBA – no access.</text:p>
          </table:table-cell>
          <table:table-cell table:number-columns-repeated="10"/>
          <table:table-cell office:value-type="string">
            <text:p>table_valu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Decline</text:p>
          </table:table-cell>
          <table:table-cell office:value-type="string">
            <text:p>Login not allowed – no longer connected with BBA</text:p>
          </table:table-cell>
          <table:table-cell table:number-columns-repeated="10"/>
          <table:table-cell office:value-type="string">
            <text:p>table_sort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 office:value-type="string">
            <text:p>Every table on next page has extra fields:</text:p>
          </table:table-cell>
          <table:table-cell table:number-columns-repeated="7"/>
          <table:table-cell table:style-name="ce1" office:value-type="string">
            <text:p>TableofTables Tables</text:p>
          </table:table-cell>
          <table:table-cell table:style-name="ce1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reateBy</text:p>
          </table:table-cell>
          <table:table-cell office:value-type="string">
            <text:p>R</text:p>
          </table:table-cell>
          <table:table-cell table:number-columns-repeated="4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ContactType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reateDate</text:p>
          </table:table-cell>
          <table:table-cell office:value-type="string">
            <text:p>R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string">
            <text:p>_period</text:p>
          </table:table-cell>
          <table:table-cell office:value-type="string">
            <text:p>0,1,3,6,12,18,24,36,48,60.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dBy</text:p>
          </table:table-cell>
          <table:table-cell office:value-type="string">
            <text:p>NR</text:p>
          </table:table-cell>
          <table:table-cell table:number-columns-repeated="4"/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_status</text:p>
          </table:table-cell>
          <table:table-cell office:value-type="string">
            <text:p>notBBA; new; tender; choose; selected; signed.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dDate</text:p>
          </table:table-cell>
          <table:table-cell office:value-type="string">
            <text:p>NR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(not Site_Contract <text:s/>as no data in it!)</text:p>
          </table:table-cell>
          <table:table-cell table:number-columns-repeated="18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9"/>
          <table:table-cell table:style-name="ce1"/>
          <table:table-cell table:number-columns-repeated="11"/>
        </table:table-row>
      </table:table>
      <table:table table:name="dataTa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>
            <text:p>BBA PowerSystem DataBase Structure</text:p>
          </table:table-cell>
          <table:table-cell table:style-name="ce1"/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>
            <text:p>supplier (su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" office:value-type="string">
            <text:p>contract (co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client (cl)</text:p>
          </table:table-cell>
          <table:table-cell table:number-columns-repeated="3"/>
          <table:table-cell table:style-name="ce1" office:value-type="string">
            <text:p>contract_site (cosi)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contract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type (temp/perm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1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site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atus (tt=3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5"/>
          <table:table-cell office:value-type="string">
            <text:p>c</text:p>
          </table:table-cell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oc_loa</text:p>
          </table:table-cell>
          <table:table-cell office:value-type="string">
            <text:p>NR</text:p>
          </table:table-cell>
          <table:table-cell table:number-columns-repeated="5"/>
          <table:table-cell office:value-type="string">
            <text:p>c</text:p>
          </table:table-cell>
          <table:table-cell office:value-type="string">
            <text:p>tender_id_selected (#1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ostcod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dateExpiryLoa</text:p>
          </table:table-cell>
          <table:table-cell office:value-type="string">
            <text:p>NR</text:p>
          </table:table-cell>
          <table:table-cell/>
          <table:table-cell table:style-name="ce1" office:value-type="string">
            <text:p>site (si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supplierContact_id_selected (#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eriodCommission ((tt=2)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{loa=letter of authority}</text:p>
          </table:table-cell>
          <table:table-cell table:number-columns-repeated="3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ateStart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</text:p>
          </table:table-cell>
          <table:table-cell office:value-type="string">
            <text:p>client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ateEnd</text:p>
          </table:table-cell>
          <table:table-cell office:value-type="string">
            <text:p>R</text:p>
          </table:table-cell>
          <table:table-cell/>
          <table:table-cell table:style-name="ce1" office:value-type="string">
            <text:p>supplier_contact (suco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c</text:p>
          </table:table-cell>
          <table:table-cell office:value-type="string">
            <text:p>client_address_id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txt_tender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client_address (clad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client_address_id_bill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oc_analysis</text:p>
          </table:table-cell>
          <table:table-cell office:value-type="string">
            <text:p>NR</text:p>
          </table:table-cell>
          <table:table-cell/>
          <table:table-cell office:value-type="string">
            <text:p>c</text:p>
          </table:table-cell>
          <table:table-cell office:value-type="string">
            <text:p>supplier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client_contact_i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doc_termination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lient_id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periodBillCust (tt=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6"/>
          <table:table-cell office:value-type="string">
            <text:p>periodCommission (tt=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email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dress1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c</text:p>
          </table:table-cell>
          <table:table-cell office:value-type="string">
            <text:p>user_id_agent</text:p>
          </table:table-cell>
          <table:table-cell office:value-type="string">
            <text:p>NR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10"/>
          <table:table-cell office:value-type="string">
            <text:p>address1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/>
          <table:table-cell table:style-name="ce1" office:value-type="string">
            <text:p>meter_contract (meco)</text:p>
          </table:table-cell>
          <table:table-cell table:number-columns-repeated="3"/>
          <table:table-cell table:style-name="ce1" office:value-type="string">
            <text:p>tender (te)</text:p>
          </table:table-cell>
          <table:table-cell table:number-columns-repeated="4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ostcod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meter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</text:p>
          </table:table-cell>
          <table:table-cell office:value-type="string">
            <text:p>contract_id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contract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ostcode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useEstimate</text:p>
          </table:table-cell>
          <table:table-cell office:value-type="string">
            <text:p>NR</text:p>
          </table:table-cell>
          <table:table-cell/>
          <table:table-cell office:value-type="string">
            <text:p>c</text:p>
          </table:table-cell>
          <table:table-cell office:value-type="string">
            <text:p>supplier_id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client_contact (clco)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supplier_contact_id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dateQuoteExpires</text:p>
          </table:table-cell>
          <table:table-cell office:value-type="string">
            <text:p>R</text:p>
          </table:table-cell>
          <table:table-cell/>
          <table:table-cell table:style-name="ce1" office:value-type="string">
            <text:p>reading (r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client_id</text:p>
          </table:table-cell>
          <table:table-cell office:value-type="string">
            <text:p>R</text:p>
          </table:table-cell>
          <table:table-cell/>
          <table:table-cell table:style-name="ce1" office:value-type="string">
            <text:p>meter (me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txt_responce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ype (tt=1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Day</text:p>
          </table:table-cell>
          <table:table-cell office:value-type="string">
            <text:p>R0</text:p>
          </table:table-cell>
          <table:table-cell/>
          <table:table-cell office:value-type="string">
            <text:p>c</text:p>
          </table:table-cell>
          <table:table-cell office:value-type="string">
            <text:p>meter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site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Night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dateBill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lient_address_i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type (elec/gas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Other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dateReading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hone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unitPriceDay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valueDay</text:p>
          </table:table-cell>
          <table:table-cell office:value-type="string">
            <text:p>N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mail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dateInstalle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unitPriceNight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valueNight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ateRemove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unitPriceOther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valueOther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pipeSize</text:p>
          </table:table-cell>
          <table:table-cell office:value-type="string">
            <text:p>NR</text:p>
          </table:table-cell>
          <table:table-cell/>
          <table:table-cell office:value-type="string">
            <text:p>c</text:p>
          </table:table-cell>
          <table:table-cell office:value-type="string">
            <text:p>periodContract (tt=2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type (act/cust/est)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number-columns-repeated="7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</table:table>
      <table:table table:name="DB Contents" table:style-name="ta1" table:print="false">
        <table:table-column table:style-name="co12" table:number-columns-repeated="5" table:default-cell-style-name="Default"/>
        <table:table-row table:style-name="ro1">
          <table:table-cell table:number-columns-repeated="2"/>
          <table:table-cell table:style-name="ce1" office:value-type="string">
            <text:p>BBA PowerSystem DataBase Structur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>
            <text:p>User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username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role</text:p>
          </table:table-cell>
          <table:table-cell table:style-name="ce3" office:value-type="string">
            <text:p>clientName</text:p>
          </table:table-cell>
        </table:table-row>
        <table:table-row table:style-name="ro2">
          <table:table-cell/>
          <table:table-cell table:number-columns-repeated="2" office:value-type="string">
            <text:p>a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fred</text:p>
          </table:table-cell>
          <table:table-cell office:value-type="string">
            <text:p>agent</text:p>
          </table:table-cell>
          <table:table-cell office:value-type="string">
            <text:p>Kier</text:p>
          </table:table-cell>
        </table:table-row>
        <table:table-row table:style-name="ro2">
          <table:table-cell/>
          <table:table-cell table:number-columns-repeated="3" office:value-type="string">
            <text:p>read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meter </text:p>
          </table:table-cell>
          <table:table-cell office:value-type="string">
            <text:p>meterReading 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user 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/>
          <table:table-cell office:value-type="string">
            <text:p>xyz</text:p>
          </table:table-cell>
          <table:table-cell/>
          <table:table-cell office:value-type="string">
            <text:p>declin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cm" fo:margin-right="0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/07/2011</text:date>, <text:time>21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2M19S</meta:editing-duration>
    <meta:editing-cycles>9</meta:editing-cycles>
    <meta:generator>LibreOffice/3.3$Win32 LibreOffice_project/330m19$Build-8</meta:generator>
    <dc:date>2011-07-01T21:10:04.89</dc:date>
    <dc:creator>Eddie Pounce</dc:creator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